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900000090C8C4509E2CE0D8AF.png" manifest:media-type="image/png"/>
  <manifest:file-entry manifest:full-path="Pictures/1000000000000555000002CB2DA7141AB09D76C4.png" manifest:media-type="image/png"/>
  <manifest:file-entry manifest:full-path="Pictures/1000000000000555000002FD03450D189928EE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f27" officeooo:paragraph-rsid="00016f27"/>
    </style:style>
    <style:style style:name="P2" style:family="paragraph" style:parent-style-name="Standard">
      <style:text-properties officeooo:rsid="00016f27" officeooo:paragraph-rsid="00016f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9</text:p>
      <text:p text:style-name="P1"/>
      <text:p text:style-name="P1"><draw:frame draw:style-name="fr1" draw:name="Figura1" text:anchor-type="paragraph" svg:width="17cm" svg:height="2.803cm" draw:z-index="0"><draw:image xlink:href="Pictures/100000000000036900000090C8C4509E2CE0D8AF.png" xlink:type="simple" xlink:show="embed" xlink:actuate="onLoad"/></draw:frame></text:p>
      <text:p text:style-name="P1"><draw:frame draw:style-name="fr1" draw:name="Figura3" text:anchor-type="paragraph" svg:width="17cm" svg:height="8.904cm" draw:z-index="2"><draw:image xlink:href="Pictures/1000000000000555000002CB2DA7141AB09D76C4.png" xlink:type="simple" xlink:show="embed" xlink:actuate="onLoad"/></draw:frame></text:p>
      <text:p text:style-name="P1"/>
      <text:p text:style-name="P1"><draw:frame draw:style-name="fr1" draw:name="Figura2" text:anchor-type="paragraph" svg:width="17cm" svg:height="9.527cm" draw:z-index="1"><draw:image xlink:href="Pictures/1000000000000555000002FD03450D189928EED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4:57.665000000</meta:creation-date>
    <dc:date>2018-03-02T14:29:54.478000000</dc:date>
    <meta:editing-duration>PT9M25S</meta:editing-duration>
    <meta:editing-cycles>2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1" meta:character-count="7" meta:non-whitespace-character-count="7"/>
  </office:meta>
</office:document-meta>
</file>